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4.0625in" fo:margin-left="1.4188in" table:align="left"/>
    </style:style>
    <style:style style:name="Table2.A" style:family="table-column">
      <style:table-column-properties style:column-width="1.1271in"/>
    </style:style>
    <style:style style:name="Table2.B" style:family="table-column">
      <style:table-column-properties style:column-width="1.4389in"/>
    </style:style>
    <style:style style:name="Table2.C" style:family="table-column">
      <style:table-column-properties style:column-width="1.49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3326in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2in" style:rel-column-width="9351*"/>
    </style:style>
    <style:style style:name="Table1.B" style:family="table-column">
      <style:table-column-properties style:column-width="0.9896in" style:rel-column-width="9364*"/>
    </style:style>
    <style:style style:name="Table1.C" style:family="table-column">
      <style:table-column-properties style:column-width="0.9889in" style:rel-column-width="9358*"/>
    </style:style>
    <style:style style:name="Table1.F" style:family="table-column">
      <style:table-column-properties style:column-width="0.9257in" style:rel-column-width="8760*"/>
    </style:style>
    <style:style style:name="Table1.G" style:family="table-column">
      <style:table-column-properties style:column-width="1.0549in" style:rel-column-width="99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33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326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background-color="#cc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889in" style:rel-column-width="9358*"/>
    </style:style>
    <style:style style:name="Table3.B" style:family="table-column">
      <style:table-column-properties style:column-width="0.9896in" style:rel-column-width="9364*"/>
    </style:style>
    <style:style style:name="Table3.F" style:family="table-column">
      <style:table-column-properties style:column-width="0.9257in" style:rel-column-width="8760*"/>
    </style:style>
    <style:style style:name="Table3.G" style:family="table-column">
      <style:table-column-properties style:column-width="1.0542in" style:rel-column-width="997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background-color="#cc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3326in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none" fo:border-top="none" fo:border-bottom="0.05pt solid #000000"/>
    </style:style>
    <style:style style:name="Table3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G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6.0271in" fo:margin-left="0.536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9896in"/>
    </style:style>
    <style:style style:name="Table4.B" style:family="table-column">
      <style:table-column-properties style:column-width="0.8479in"/>
    </style:style>
    <style:style style:name="Table4.C" style:family="table-column">
      <style:table-column-properties style:column-width="1.0347in"/>
    </style:style>
    <style:style style:name="Table4.D" style:family="table-column">
      <style:table-column-properties style:column-width="1.0042in"/>
    </style:style>
    <style:style style:name="Table4.E" style:family="table-column">
      <style:table-column-properties style:column-width="1.0639in"/>
    </style:style>
    <style:style style:name="Table4.F" style:family="table-column">
      <style:table-column-properties style:column-width="1.086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4" style:family="table-row">
      <style:table-row-properties style:min-row-height="0.3201in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background-color="#cc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5" style:family="table-row">
      <style:table-row-properties style:min-row-height="0.3326in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F9" style:family="table-cell">
      <style:table-cell-properties style:vertical-align=""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05a681" officeooo:paragraph-rsid="0005a681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officeooo:rsid="0005a681" officeooo:paragraph-rsid="00113f87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0pt" fo:font-style="italic" fo:font-weight="normal" officeooo:rsid="0005a681" officeooo:paragraph-rsid="000e93f1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5pt" fo:font-style="italic" officeooo:rsid="0005a681" officeooo:paragraph-rsid="0005a681" style:font-size-asian="4.34999990463257pt" style:font-style-asian="italic" style:font-size-complex="5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5pt" fo:font-style="italic" officeooo:rsid="0005a681" officeooo:paragraph-rsid="00113f87" style:font-size-asian="4.34999990463257pt" style:font-style-asian="italic" style:font-size-complex="5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5pt" fo:font-style="italic" fo:font-weight="normal" officeooo:rsid="0005a681" officeooo:paragraph-rsid="000e93f1" style:font-size-asian="4.34999990463257pt" style:font-style-asian="italic" style:font-weight-asian="normal" style:font-size-complex="5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fo:font-weight="bold" officeooo:rsid="0009a0aa" officeooo:paragraph-rsid="0009a0a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pt" fo:font-style="normal" fo:font-weight="bold" officeooo:rsid="0009a0aa" officeooo:paragraph-rsid="0009a0a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fo:font-style="normal" fo:font-weight="normal" officeooo:rsid="0009a0aa" officeooo:paragraph-rsid="000ce83a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fo:font-style="normal" fo:font-weight="normal" officeooo:rsid="000ce83a" officeooo:paragraph-rsid="000ce83a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normal" officeooo:rsid="0009a0aa" officeooo:paragraph-rsid="0009a0a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weight="normal" officeooo:rsid="0002c8fd" officeooo:paragraph-rsid="0002c8fd" style:font-weight-asian="normal" style:font-weight-complex="normal"/>
    </style:style>
    <style:style style:name="P13" style:family="paragraph" style:parent-style-name="Standard">
      <style:text-properties fo:font-weight="normal" officeooo:rsid="0002c8fd" officeooo:paragraph-rsid="0009a0aa" style:font-weight-asian="normal" style:font-weight-complex="normal"/>
    </style:style>
    <style:style style:name="P14" style:family="paragraph" style:parent-style-name="Standard">
      <style:text-properties fo:font-weight="normal" officeooo:rsid="0002c8fd" officeooo:paragraph-rsid="00113f87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fo:font-style="italic" officeooo:rsid="0009012b" officeooo:paragraph-rsid="0009012b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9pt" fo:font-style="italic" officeooo:rsid="0007f78c" officeooo:paragraph-rsid="0007f78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9pt" fo:font-style="italic" officeooo:rsid="0002c8fd" officeooo:paragraph-rsid="001469dc" style:font-size-asian="9pt" style:font-style-asian="italic" style:font-size-complex="9pt" style:font-style-complex="italic"/>
    </style:style>
    <style:style style:name="P18" style:family="paragraph" style:parent-style-name="Standard">
      <style:paragraph-properties fo:text-align="end" style:justify-single-word="false"/>
      <style:text-properties fo:font-size="9pt" fo:font-style="italic" officeooo:rsid="0002c8fd" officeooo:paragraph-rsid="00131065" style:font-size-asian="9pt" style:font-style-asian="italic" style:font-size-complex="9pt" style:font-style-complex="italic"/>
    </style:style>
    <style:style style:name="P19" style:family="paragraph" style:parent-style-name="Standard">
      <style:paragraph-properties fo:text-align="end" style:justify-single-word="false"/>
      <style:text-properties fo:font-size="9pt" fo:font-style="italic" officeooo:rsid="00150587" officeooo:paragraph-rsid="00150587" style:font-size-asian="9pt" style:font-style-asian="italic" style:font-size-complex="9pt" style:font-style-complex="italic"/>
    </style:style>
    <style:style style:name="P20" style:family="paragraph" style:parent-style-name="Standard">
      <style:paragraph-properties fo:text-align="end" style:justify-single-word="false"/>
      <style:text-properties fo:font-size="9pt" fo:font-style="italic" officeooo:rsid="00164707" officeooo:paragraph-rsid="00164707" style:font-size-asian="9pt" style:font-style-asian="italic" style:font-size-complex="9pt" style:font-style-complex="italic"/>
    </style:style>
    <style:style style:name="P21" style:family="paragraph" style:parent-style-name="Standard">
      <style:paragraph-properties fo:text-align="end" style:justify-single-word="false"/>
      <style:text-properties fo:font-size="9pt" fo:font-style="italic" fo:font-weight="normal" officeooo:rsid="000b0599" officeooo:paragraph-rsid="000b0599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ize="9pt" fo:font-style="italic" fo:font-weight="normal" officeooo:rsid="000ce83a" officeooo:paragraph-rsid="000ce83a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9pt" fo:font-style="normal" fo:font-weight="normal" officeooo:rsid="000b0599" officeooo:paragraph-rsid="000b0599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9pt" fo:font-style="normal" fo:font-weight="normal" officeooo:rsid="000ce83a" officeooo:paragraph-rsid="000ce83a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9pt" fo:font-style="normal" officeooo:rsid="0002c8fd" officeooo:paragraph-rsid="00131065" style:font-size-asian="9pt" style:font-style-asian="normal" style:font-size-complex="9pt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ize="9pt" fo:font-style="normal" officeooo:rsid="0002c8fd" officeooo:paragraph-rsid="001469dc" style:font-size-asian="9pt" style:font-style-asian="normal" style:font-size-complex="9pt" style:font-style-complex="normal"/>
    </style:style>
    <style:style style:name="P27" style:family="paragraph" style:parent-style-name="Standard">
      <style:paragraph-properties fo:text-align="end" style:justify-single-word="false"/>
      <style:text-properties fo:font-size="9pt" fo:font-style="normal" officeooo:rsid="00150587" officeooo:paragraph-rsid="00150587" style:font-size-asian="9pt" style:font-style-asian="normal" style:font-size-complex="9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05a681" officeooo:paragraph-rsid="0005a68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02c8fd" officeooo:paragraph-rsid="0002c8fd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02c8fd" officeooo:paragraph-rsid="0009a0aa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03f5ee" officeooo:paragraph-rsid="0003f5ee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03f5ee" officeooo:paragraph-rsid="0005a681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fo:font-size="9pt" officeooo:rsid="0003f5ee" officeooo:paragraph-rsid="0003f5ee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02c8f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08d742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09a0aa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113f87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9pt" fo:font-style="italic" fo:font-weight="normal" officeooo:rsid="0002c8fd" officeooo:paragraph-rsid="0002c8fd" style:font-size-asian="9pt" style:font-style-asian="italic" style:font-weight-asian="normal" style:font-size-complex="9pt" style:font-style-complex="italic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9pt" fo:font-style="italic" fo:font-weight="normal" officeooo:rsid="0002c8fd" officeooo:paragraph-rsid="0009a0aa" style:font-size-asian="9pt" style:font-style-asian="italic" style:font-weight-asian="normal" style:font-size-complex="9pt" style:font-style-complex="italic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9pt" fo:font-style="italic" fo:font-weight="normal" officeooo:rsid="0002c8fd" officeooo:paragraph-rsid="00113f87" style:font-size-asian="9pt" style:font-style-asian="italic" style:font-weight-asian="normal" style:font-size-complex="9pt" style:font-style-complex="italic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font-size="9pt" fo:font-style="italic" officeooo:rsid="0003f5ee" officeooo:paragraph-rsid="0003f5ee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text-align="end" style:justify-single-word="false"/>
      <style:text-properties fo:font-size="9pt" fo:font-style="italic" officeooo:rsid="0005a681" officeooo:paragraph-rsid="0005a681" style:font-size-asian="9pt" style:font-style-asian="italic" style:font-size-complex="9pt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fo:font-size="9pt" fo:font-style="italic" officeooo:rsid="0006feb7" officeooo:paragraph-rsid="0006feb7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ize="9pt" fo:font-style="italic" officeooo:rsid="00131065" officeooo:paragraph-rsid="00131065" style:font-size-asian="9pt" style:font-style-asian="italic" style:font-size-complex="9pt" style:font-style-complex="italic"/>
    </style:style>
    <style:style style:name="P45" style:family="paragraph" style:parent-style-name="Table_20_Contents">
      <style:paragraph-properties fo:margin-left="0.1252in" fo:margin-right="0in" fo:text-indent="0in" style:auto-text-indent="false" text:number-lines="false" text:line-number="0"/>
      <style:text-properties fo:font-size="9pt" officeooo:rsid="0002c8fd" officeooo:paragraph-rsid="0009a0aa" style:font-size-asian="9pt" style:font-size-complex="9pt"/>
    </style:style>
    <style:style style:name="P46" style:family="paragraph" style:parent-style-name="Table_20_Contents">
      <style:paragraph-properties fo:margin-left="0.1252in" fo:margin-right="0in" fo:text-indent="0in" style:auto-text-indent="false" text:number-lines="false" text:line-number="0"/>
      <style:text-properties fo:font-size="9pt" officeooo:rsid="0002c8fd" officeooo:paragraph-rsid="00113f87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fo:font-size="10pt" fo:font-style="italic" officeooo:rsid="00131065" officeooo:paragraph-rsid="00131065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text-align="center" style:justify-single-word="false"/>
      <style:text-properties fo:font-size="10pt" fo:font-style="italic" officeooo:rsid="00131065" officeooo:paragraph-rsid="001cea9c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text-align="center" style:justify-single-word="false"/>
      <style:text-properties fo:font-size="10pt" fo:font-style="italic" officeooo:rsid="0014814e" officeooo:paragraph-rsid="0014814e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text-align="center" style:justify-single-word="false"/>
      <style:text-properties fo:font-size="10pt" fo:font-style="italic" officeooo:rsid="0014814e" officeooo:paragraph-rsid="001469dc" style:font-size-asian="10pt" style:font-style-asian="italic" style:font-size-complex="10pt" style:font-style-complex="italic"/>
    </style:style>
    <style:style style:name="P51" style:family="paragraph" style:parent-style-name="Standard">
      <style:paragraph-properties fo:text-align="center" style:justify-single-word="false"/>
      <style:text-properties fo:font-size="10pt" fo:font-style="italic" officeooo:rsid="001cea9c" officeooo:paragraph-rsid="001cea9c" style:font-size-asian="10pt" style:font-style-asian="italic" style:font-size-complex="10pt" style:font-style-complex="italic"/>
    </style:style>
    <style:style style:name="P52" style:family="paragraph" style:parent-style-name="Standard">
      <style:paragraph-properties fo:text-align="center" style:justify-single-word="false"/>
      <style:text-properties fo:font-size="10pt" fo:font-style="italic" officeooo:rsid="0005a681" officeooo:paragraph-rsid="001cea9c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text-align="center" style:justify-single-word="false"/>
      <style:text-properties fo:font-size="9pt" fo:font-style="normal" officeooo:rsid="0002c8fd" officeooo:paragraph-rsid="00131065" style:font-size-asian="9pt" style:font-style-asian="normal" style:font-size-complex="9pt" style:font-style-complex="normal"/>
    </style:style>
    <style:style style:name="P54" style:family="paragraph" style:parent-style-name="Standard">
      <style:paragraph-properties fo:text-align="center" style:justify-single-word="false"/>
      <style:text-properties fo:font-size="9pt" fo:font-style="normal" officeooo:rsid="0002c8fd" officeooo:paragraph-rsid="00195321" style:font-size-asian="9pt" style:font-style-asian="normal" style:font-size-complex="9pt" style:font-style-complex="normal"/>
    </style:style>
    <style:style style:name="P55" style:family="paragraph" style:parent-style-name="Standard">
      <style:paragraph-properties fo:text-align="center" style:justify-single-word="false"/>
      <style:text-properties fo:font-size="9pt" fo:font-style="normal" officeooo:rsid="0002c8fd" officeooo:paragraph-rsid="001cea9c" style:font-size-asian="9pt" style:font-style-asian="normal" style:font-size-complex="9pt" style:font-style-complex="normal"/>
    </style:style>
    <style:style style:name="P56" style:family="paragraph" style:parent-style-name="Standard">
      <style:paragraph-properties fo:text-align="end" style:justify-single-word="false"/>
      <style:text-properties fo:font-size="9pt" fo:font-style="italic" officeooo:rsid="0014814e" officeooo:paragraph-rsid="0014814e" style:font-size-asian="9pt" style:font-style-asian="italic" style:font-size-complex="9pt" style:font-style-complex="italic"/>
    </style:style>
    <style:style style:name="P57" style:family="paragraph" style:parent-style-name="Standard">
      <style:paragraph-properties fo:text-align="end" style:justify-single-word="false"/>
      <style:text-properties fo:font-size="9pt" fo:font-style="italic" officeooo:rsid="0014814e" officeooo:paragraph-rsid="001cea9c" style:font-size-asian="9pt" style:font-style-asian="italic" style:font-size-complex="9pt" style:font-style-complex="italic"/>
    </style:style>
    <style:style style:name="P58" style:family="paragraph" style:parent-style-name="Standard">
      <style:paragraph-properties fo:text-align="center" style:justify-single-word="false"/>
      <style:text-properties fo:font-size="9pt" fo:font-style="italic" officeooo:rsid="0014814e" officeooo:paragraph-rsid="00131065" style:font-size-asian="9pt" style:font-style-asian="italic" style:font-size-complex="9pt" style:font-style-complex="italic"/>
    </style:style>
    <style:style style:name="P59" style:family="paragraph" style:parent-style-name="Standard">
      <style:paragraph-properties fo:text-align="center" style:justify-single-word="false"/>
      <style:text-properties fo:font-size="9pt" fo:font-style="italic" officeooo:rsid="0014814e" officeooo:paragraph-rsid="001cea9c" style:font-size-asian="9pt" style:font-style-asian="italic" style:font-size-complex="9pt" style:font-style-complex="italic"/>
    </style:style>
    <style:style style:name="P60" style:family="paragraph" style:parent-style-name="Standard">
      <style:paragraph-properties fo:text-align="center" style:justify-single-word="false"/>
      <style:text-properties fo:font-size="9pt" fo:font-style="italic" officeooo:rsid="0002c8fd" officeooo:paragraph-rsid="001469dc" style:font-size-asian="9pt" style:font-style-asian="italic" style:font-size-complex="9pt" style:font-style-complex="italic"/>
    </style:style>
    <style:style style:name="P61" style:family="paragraph" style:parent-style-name="Standard">
      <style:paragraph-properties fo:text-align="center" style:justify-single-word="false"/>
      <style:text-properties fo:font-size="9pt" fo:font-style="italic" officeooo:rsid="0002c8fd" officeooo:paragraph-rsid="001cea9c" style:font-size-asian="9pt" style:font-style-asian="italic" style:font-size-complex="9pt" style:font-style-complex="italic"/>
    </style:style>
    <style:style style:name="P62" style:family="paragraph" style:parent-style-name="Standard">
      <style:paragraph-properties fo:text-align="center" style:justify-single-word="false"/>
      <style:text-properties fo:font-size="9pt" fo:font-style="italic" officeooo:rsid="001ac469" officeooo:paragraph-rsid="001ac469" style:font-size-asian="9pt" style:font-style-asian="italic" style:font-size-complex="9pt" style:font-style-complex="italic"/>
    </style:style>
    <style:style style:name="P63" style:family="paragraph" style:parent-style-name="Standard">
      <style:paragraph-properties fo:text-align="end" style:justify-single-word="false"/>
      <style:text-properties fo:font-size="9pt" fo:font-style="italic" officeooo:rsid="001ac469" officeooo:paragraph-rsid="001ac469" style:font-size-asian="9pt" style:font-style-asian="italic" style:font-size-complex="9pt" style:font-style-complex="italic"/>
    </style:style>
    <style:style style:name="P64" style:family="paragraph" style:parent-style-name="Standard">
      <style:paragraph-properties fo:text-align="end" style:justify-single-word="false"/>
      <style:text-properties fo:font-size="9pt" fo:font-style="italic" officeooo:rsid="001bba6a" officeooo:paragraph-rsid="001bba6a" style:font-size-asian="9pt" style:font-style-asian="italic" style:font-size-complex="9pt" style:font-style-complex="italic"/>
    </style:style>
    <style:style style:name="P65" style:family="paragraph" style:parent-style-name="Standard">
      <style:paragraph-properties fo:text-align="end" style:justify-single-word="false"/>
      <style:text-properties fo:font-size="9pt" fo:font-style="italic" officeooo:rsid="001bba6a" officeooo:paragraph-rsid="001cea9c" style:font-size-asian="9pt" style:font-style-asian="italic" style:font-size-complex="9pt" style:font-style-complex="italic"/>
    </style:style>
    <style:style style:name="P66" style:family="paragraph" style:parent-style-name="Standard">
      <style:paragraph-properties fo:text-align="center" style:justify-single-word="false"/>
      <style:text-properties fo:font-size="9pt" fo:font-style="italic" officeooo:rsid="0007f78c" officeooo:paragraph-rsid="0007f78c" style:font-size-asian="9pt" style:font-style-asian="italic" style:font-size-complex="9pt" style:font-style-complex="italic"/>
    </style:style>
    <style:style style:name="P67" style:family="paragraph" style:parent-style-name="Standard">
      <style:paragraph-properties fo:text-align="center" style:justify-single-word="false"/>
      <style:text-properties fo:font-size="9pt" fo:font-style="italic" officeooo:rsid="0007f78c" officeooo:paragraph-rsid="001cea9c" style:font-size-asian="9pt" style:font-style-asian="italic" style:font-size-complex="9pt" style:font-style-complex="italic"/>
    </style:style>
    <style:style style:name="P68" style:family="paragraph" style:parent-style-name="Standard">
      <style:paragraph-properties fo:text-align="center" style:justify-single-word="false"/>
      <style:text-properties fo:font-size="9pt" fo:font-style="italic" officeooo:rsid="0009012b" officeooo:paragraph-rsid="0009012b" style:font-size-asian="9pt" style:font-style-asian="italic" style:font-size-complex="9pt" style:font-style-complex="italic"/>
    </style:style>
    <style:style style:name="P69" style:family="paragraph" style:parent-style-name="Standard">
      <style:paragraph-properties fo:text-align="center" style:justify-single-word="false"/>
      <style:text-properties fo:font-size="9pt" fo:font-style="italic" officeooo:rsid="0009012b" officeooo:paragraph-rsid="001cea9c" style:font-size-asian="9pt" style:font-style-asian="italic" style:font-size-complex="9pt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ize="9pt" fo:font-weight="bold" officeooo:rsid="0002c8fd" officeooo:paragraph-rsid="00195321" style:font-size-asian="9pt" style:font-weight-asian="bold" style:font-size-complex="9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normal" officeooo:rsid="0009a0aa" officeooo:paragraph-rsid="00195321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normal" officeooo:rsid="0009a0aa" officeooo:paragraph-rsid="001cea9c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5pt" fo:font-style="italic" officeooo:rsid="0005a681" officeooo:paragraph-rsid="001cea9c" style:font-size-asian="4.34999990463257pt" style:font-style-asian="italic" style:font-size-complex="5pt" style:font-style-complex="italic"/>
    </style:style>
    <style:style style:name="P74" style:family="paragraph" style:parent-style-name="Standard">
      <style:paragraph-properties fo:text-align="center" style:justify-single-word="false" fo:break-before="auto" fo:break-after="auto"/>
      <style:text-properties fo:font-size="10pt" fo:font-style="italic" officeooo:rsid="00131065" officeooo:paragraph-rsid="001cea9c" style:font-size-asian="10pt" style:font-style-asian="italic" style:font-size-complex="10pt" style:font-style-complex="italic"/>
    </style:style>
    <style:style style:name="P75" style:family="paragraph" style:parent-style-name="Table_20_Contents">
      <style:paragraph-properties fo:text-align="center" style:justify-single-word="false"/>
      <style:text-properties fo:font-size="9pt" fo:font-style="italic" officeooo:rsid="00131065" officeooo:paragraph-rsid="00195321" style:font-size-asian="9pt" style:font-style-asian="italic" style:font-size-complex="9pt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font-size="9pt" fo:font-style="italic" officeooo:rsid="00131065" officeooo:paragraph-rsid="001ac469" style:font-size-asian="9pt" style:font-style-asian="italic" style:font-size-complex="9pt" style:font-style-complex="italic"/>
    </style:style>
    <style:style style:name="P77" style:family="paragraph" style:parent-style-name="Table_20_Contents">
      <style:paragraph-properties fo:text-align="end" style:justify-single-word="false"/>
      <style:text-properties fo:font-size="9pt" fo:font-style="italic" officeooo:rsid="0003f5ee" officeooo:paragraph-rsid="0003f5ee" style:font-size-asian="9pt" style:font-style-asian="italic" style:font-size-complex="9pt" style:font-style-complex="italic"/>
    </style:style>
    <style:style style:name="P78" style:family="paragraph" style:parent-style-name="Table_20_Contents">
      <style:paragraph-properties fo:text-align="end" style:justify-single-word="false"/>
      <style:text-properties fo:font-size="9pt" fo:font-style="italic" officeooo:rsid="0003f5ee" officeooo:paragraph-rsid="001cea9c" style:font-size-asian="9pt" style:font-style-asian="italic" style:font-size-complex="9pt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fo:font-size="9pt" fo:font-style="italic" officeooo:rsid="0003f5ee" officeooo:paragraph-rsid="0002c8fd" style:font-size-asian="9pt" style:font-style-asian="italic" style:font-size-complex="9pt" style:font-style-complex="italic"/>
    </style:style>
    <style:style style:name="P80" style:family="paragraph" style:parent-style-name="Table_20_Contents">
      <style:paragraph-properties fo:text-align="center" style:justify-single-word="false"/>
      <style:text-properties fo:font-size="9pt" fo:font-style="italic" officeooo:rsid="0003f5ee" officeooo:paragraph-rsid="001cea9c" style:font-size-asian="9pt" style:font-style-asian="italic" style:font-size-complex="9pt" style:font-style-complex="italic"/>
    </style:style>
    <style:style style:name="P81" style:family="paragraph" style:parent-style-name="Table_20_Contents">
      <style:paragraph-properties fo:text-align="end" style:justify-single-word="false"/>
      <style:text-properties fo:font-size="9pt" fo:font-style="italic" officeooo:rsid="0002c8fd" officeooo:paragraph-rsid="0002c8fd" style:font-size-asian="9pt" style:font-style-asian="italic" style:font-size-complex="9pt" style:font-style-complex="italic"/>
    </style:style>
    <style:style style:name="P82" style:family="paragraph" style:parent-style-name="Table_20_Contents">
      <style:paragraph-properties fo:text-align="end" style:justify-single-word="false"/>
      <style:text-properties fo:font-size="9pt" fo:font-style="italic" officeooo:rsid="0002c8fd" officeooo:paragraph-rsid="001cea9c" style:font-size-asian="9pt" style:font-style-asian="italic" style:font-size-complex="9pt" style:font-style-complex="italic"/>
    </style:style>
    <style:style style:name="P83" style:family="paragraph" style:parent-style-name="Table_20_Contents">
      <style:paragraph-properties fo:text-align="center" style:justify-single-word="false"/>
      <style:text-properties fo:font-size="9pt" fo:font-style="italic" officeooo:rsid="0002c8fd" officeooo:paragraph-rsid="0002c8fd" style:font-size-asian="9pt" style:font-style-asian="italic" style:font-size-complex="9pt" style:font-style-complex="italic"/>
    </style:style>
    <style:style style:name="P84" style:family="paragraph" style:parent-style-name="Table_20_Contents">
      <style:paragraph-properties fo:text-align="center" style:justify-single-word="false"/>
      <style:text-properties fo:font-size="9pt" fo:font-style="italic" officeooo:rsid="0002c8fd" officeooo:paragraph-rsid="001cea9c" style:font-size-asian="9pt" style:font-style-asian="italic" style:font-size-complex="9pt" style:font-style-complex="italic"/>
    </style:style>
    <style:style style:name="P85" style:family="paragraph" style:parent-style-name="Table_20_Contents">
      <style:paragraph-properties fo:text-align="end" style:justify-single-word="false"/>
      <style:text-properties fo:font-size="9pt" fo:font-style="italic" officeooo:rsid="0005a681" officeooo:paragraph-rsid="0005a681" style:font-size-asian="9pt" style:font-style-asian="italic" style:font-size-complex="9pt" style:font-style-complex="italic"/>
    </style:style>
    <style:style style:name="P86" style:family="paragraph" style:parent-style-name="Table_20_Contents">
      <style:paragraph-properties fo:text-align="end" style:justify-single-word="false"/>
      <style:text-properties fo:font-size="9pt" fo:font-style="italic" officeooo:rsid="0005a681" officeooo:paragraph-rsid="001cea9c" style:font-size-asian="9pt" style:font-style-asian="italic" style:font-size-complex="9pt" style:font-style-complex="italic"/>
    </style:style>
    <style:style style:name="P87" style:family="paragraph" style:parent-style-name="Table_20_Contents">
      <style:paragraph-properties fo:text-align="center" style:justify-single-word="false"/>
      <style:text-properties fo:font-size="9pt" fo:font-style="italic" officeooo:rsid="0005a681" officeooo:paragraph-rsid="0005a681" style:font-size-asian="9pt" style:font-style-asian="italic" style:font-size-complex="9pt" style:font-style-complex="italic"/>
    </style:style>
    <style:style style:name="P88" style:family="paragraph" style:parent-style-name="Table_20_Contents">
      <style:paragraph-properties fo:text-align="center" style:justify-single-word="false"/>
      <style:text-properties fo:font-size="9pt" fo:font-style="italic" officeooo:rsid="0005a681" officeooo:paragraph-rsid="0003f5ee" style:font-size-asian="9pt" style:font-style-asian="italic" style:font-size-complex="9pt" style:font-style-complex="italic"/>
    </style:style>
    <style:style style:name="P89" style:family="paragraph" style:parent-style-name="Table_20_Contents">
      <style:paragraph-properties fo:text-align="center" style:justify-single-word="false"/>
      <style:text-properties fo:font-size="9pt" fo:font-style="italic" officeooo:rsid="0005a681" officeooo:paragraph-rsid="001cea9c" style:font-size-asian="9pt" style:font-style-asian="italic" style:font-size-complex="9pt" style:font-style-complex="italic"/>
    </style:style>
    <style:style style:name="P90" style:family="paragraph" style:parent-style-name="Table_20_Contents">
      <style:paragraph-properties fo:text-align="end" style:justify-single-word="false"/>
      <style:text-properties fo:font-size="9pt" fo:font-style="italic" officeooo:rsid="0006feb7" officeooo:paragraph-rsid="0006feb7" style:font-size-asian="9pt" style:font-style-asian="italic" style:font-size-complex="9pt" style:font-style-complex="italic"/>
    </style:style>
    <style:style style:name="P91" style:family="paragraph" style:parent-style-name="Table_20_Contents">
      <style:paragraph-properties fo:text-align="end" style:justify-single-word="false"/>
      <style:text-properties fo:font-size="9pt" fo:font-style="italic" officeooo:rsid="0006feb7" officeooo:paragraph-rsid="001cea9c" style:font-size-asian="9pt" style:font-style-asian="italic" style:font-size-complex="9pt" style:font-style-complex="italic"/>
    </style:style>
    <style:style style:name="P92" style:family="paragraph" style:parent-style-name="Table_20_Contents">
      <style:paragraph-properties fo:text-align="center" style:justify-single-word="false"/>
      <style:text-properties fo:font-size="9pt" fo:font-style="italic" officeooo:rsid="0006feb7" officeooo:paragraph-rsid="0005a681" style:font-size-asian="9pt" style:font-style-asian="italic" style:font-size-complex="9pt" style:font-style-complex="italic"/>
    </style:style>
    <style:style style:name="P93" style:family="paragraph" style:parent-style-name="Table_20_Contents">
      <style:paragraph-properties fo:text-align="center" style:justify-single-word="false"/>
      <style:text-properties fo:font-size="9pt" fo:font-style="italic" officeooo:rsid="0006feb7" officeooo:paragraph-rsid="001cea9c" style:font-size-asian="9pt" style:font-style-asian="italic" style:font-size-complex="9pt" style:font-style-complex="italic"/>
    </style:style>
    <style:style style:name="P94" style:family="paragraph" style:parent-style-name="Table_20_Contents">
      <style:paragraph-properties fo:text-align="center" style:justify-single-word="false"/>
      <style:text-properties fo:font-size="9pt" fo:font-style="italic" fo:font-weight="normal" officeooo:rsid="0002c8fd" officeooo:paragraph-rsid="00113f87" style:font-size-asian="9pt" style:font-style-asian="italic" style:font-weight-asian="normal" style:font-size-complex="9pt" style:font-style-complex="italic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font-size="9pt" fo:font-style="italic" fo:font-weight="normal" officeooo:rsid="0002c8fd" officeooo:paragraph-rsid="00195321" style:font-size-asian="9pt" style:font-style-asian="italic" style:font-weight-asian="normal" style:font-size-complex="9pt" style:font-style-complex="italic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font-size="9pt" fo:font-style="italic" fo:font-weight="normal" officeooo:rsid="0002c8fd" officeooo:paragraph-rsid="0002c8fd" style:font-size-asian="9pt" style:font-style-asian="italic" style:font-weight-asian="normal" style:font-size-complex="9pt" style:font-style-complex="italic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fo:font-size="9pt" fo:font-style="italic" fo:font-weight="normal" officeooo:rsid="0002c8fd" officeooo:paragraph-rsid="001cea9c" style:font-size-asian="9pt" style:font-style-asian="italic" style:font-weight-asian="normal" style:font-size-complex="9pt" style:font-style-complex="italic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size="9pt" fo:font-style="italic" fo:font-weight="bold" officeooo:rsid="0002c8fd" officeooo:paragraph-rsid="00195321" style:font-size-asian="9pt" style:font-style-asian="italic" style:font-weight-asian="bold" style:font-size-complex="9pt" style:font-style-complex="italic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9pt" fo:font-style="italic" fo:font-weight="bold" officeooo:rsid="00195321" officeooo:paragraph-rsid="001cea9c" style:font-size-asian="9pt" style:font-style-asian="italic" style:font-weight-asian="bold" style:font-size-complex="9pt" style:font-style-complex="italic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113f87" style:font-size-asian="9pt" style:font-weight-asian="bold" style:font-size-complex="9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195321" style:font-size-asian="9pt" style:font-weight-asian="bold" style:font-size-complex="9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02c8fd" style:font-size-asian="9pt" style:font-weight-asian="bold" style:font-size-complex="9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9pt" fo:font-weight="bold" officeooo:rsid="0002c8fd" officeooo:paragraph-rsid="001cea9c" style:font-size-asian="9pt" style:font-weight-asian="bold" style:font-size-complex="9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9pt" fo:font-weight="bold" officeooo:rsid="00195321" officeooo:paragraph-rsid="00195321" style:font-size-asian="9pt" style:font-weight-asian="bold" style:font-size-complex="9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9pt" fo:font-weight="bold" officeooo:rsid="00195321" officeooo:paragraph-rsid="001ac469" style:font-size-asian="9pt" style:font-weight-asian="bold" style:font-size-complex="9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9pt" fo:font-weight="bold" officeooo:rsid="00195321" officeooo:paragraph-rsid="001cea9c" style:font-size-asian="9pt" style:font-weight-asian="bold" style:font-size-complex="9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size="9pt" fo:font-style="normal" fo:font-weight="bold" officeooo:rsid="0002c8fd" officeooo:paragraph-rsid="00195321" style:font-size-asian="9pt" style:font-style-asian="normal" style:font-weight-asian="bold" style:font-size-complex="9pt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9pt" officeooo:rsid="0002c8fd" officeooo:paragraph-rsid="0002c8fd" style:font-size-asian="9pt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fo:font-size="9pt" officeooo:rsid="0002c8fd" officeooo:paragraph-rsid="001cea9c" style:font-size-asian="9pt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fo:font-size="9pt" officeooo:rsid="0005a681" officeooo:paragraph-rsid="0005a681" style:font-size-asian="9pt" style:font-size-complex="9pt"/>
    </style:style>
    <style:style style:name="P111" style:family="paragraph" style:parent-style-name="Table_20_Contents">
      <style:paragraph-properties fo:text-align="center" style:justify-single-word="false"/>
      <style:text-properties fo:font-size="9pt" officeooo:rsid="0005a681" officeooo:paragraph-rsid="001cea9c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fo:font-size="9pt" officeooo:rsid="0003f5ee" officeooo:paragraph-rsid="0003f5ee" style:font-size-asian="9pt" style:font-size-complex="9pt"/>
    </style:style>
    <style:style style:name="P113" style:family="paragraph" style:parent-style-name="Table_20_Contents">
      <style:paragraph-properties fo:text-align="center" style:justify-single-word="false"/>
      <style:text-properties fo:font-size="9pt" officeooo:rsid="0003f5ee" officeooo:paragraph-rsid="001cea9c" style:font-size-asian="9pt" style:font-size-complex="9pt"/>
    </style:style>
    <style:style style:name="P114" style:family="paragraph" style:parent-style-name="Table_20_Contents">
      <style:paragraph-properties fo:margin-left="0.1252in" fo:margin-right="0in" fo:text-indent="0in" style:auto-text-indent="false" text:number-lines="false" text:line-number="0"/>
      <style:text-properties fo:font-size="9pt" officeooo:rsid="0002c8fd" officeooo:paragraph-rsid="00195321" style:font-size-asian="9pt" style:font-size-complex="9pt"/>
    </style:style>
    <style:style style:name="P115" style:family="paragraph" style:parent-style-name="Table_20_Contents">
      <style:paragraph-properties fo:margin-left="0.1252in" fo:margin-right="0in" fo:text-indent="0in" style:auto-text-indent="false" text:number-lines="false" text:line-number="0"/>
      <style:text-properties fo:font-size="9pt" officeooo:rsid="0002c8fd" officeooo:paragraph-rsid="0002c8fd" style:font-size-asian="9pt" style:font-size-complex="9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814e" style:font-style-asian="italic" style:font-style-complex="italic"/>
    </style:style>
    <style:style style:name="T4" style:family="text">
      <style:text-properties officeooo:rsid="0005a681"/>
    </style:style>
    <style:style style:name="T5" style:family="text">
      <style:text-properties officeooo:rsid="000ce83a"/>
    </style:style>
    <style:style style:name="T6" style:family="text">
      <style:text-properties officeooo:rsid="000e2c01"/>
    </style:style>
    <style:style style:name="T7" style:family="text">
      <style:text-properties officeooo:rsid="000e93f1"/>
    </style:style>
    <style:style style:name="T8" style:family="text">
      <style:text-properties officeooo:rsid="00113f87"/>
    </style:style>
    <style:style style:name="T9" style:family="text">
      <style:text-properties officeooo:rsid="00131065"/>
    </style:style>
    <style:style style:name="T10" style:family="text">
      <style:text-properties officeooo:rsid="00150587"/>
    </style:style>
    <style:style style:name="T11" style:family="text">
      <style:text-properties officeooo:rsid="0016e57a"/>
    </style:style>
    <style:style style:name="T12" style:family="text">
      <style:text-properties officeooo:rsid="0019532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ac469"/>
    </style:style>
    <style:style style:name="T15" style:family="text">
      <style:text-properties officeooo:rsid="001cea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2: Construction designs</text:p>
      <text:p text:style-name="P7"/>
      <text:p text:style-name="P8"/>
      <text:p text:style-name="P11"><text:span text:style-name="T6">1. </text:span>Experiment with one <text:span text:style-name="T7">basic </text:span>design of tubes (50mm, no paint or holes) compared to weather station data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6">Sunny day</text:p>
          </table:table-cell>
          <table:table-cell table:style-name="Table2.B1" office:value-type="string">
            <text:p text:style-name="P36">Station</text:p>
            <text:p text:style-name="P39"/>
            <text:p text:style-name="P39">n = <text:span text:style-name="T5">6</text:span></text:p>
          </table:table-cell>
          <table:table-cell table:style-name="Table2.C1" office:value-type="string">
            <text:p text:style-name="P105">Regular tubes</text:p>
            <text:p text:style-name="P39"/>
            <text:p text:style-name="P39">n = <text:span text:style-name="T5">12</text:span></text:p>
          </table:table-cell>
        </table:table-row>
        <table:table-row>
          <table:table-cell table:style-name="Table2.A9" office:value-type="string">
            <text:p text:style-name="P45">Mean temperature</text:p>
          </table:table-cell>
          <table:table-cell table:style-name="Table2.B2" office:value-type="string">
            <text:p text:style-name="P23">23.83</text:p>
            <text:p text:style-name="P30"/>
          </table:table-cell>
          <table:table-cell table:style-name="Table2.C2" office:value-type="string">
            <text:p text:style-name="P23">24.31</text:p>
            <text:p text:style-name="P21">+ 0.48</text:p>
          </table:table-cell>
        </table:table-row>
        <table:table-row>
          <table:table-cell table:style-name="Table2.A9" office:value-type="string">
            <text:p text:style-name="P45">Maximum temperature</text:p>
          </table:table-cell>
          <table:table-cell table:style-name="Table2.B2" office:value-type="string">
            <text:p text:style-name="P23">27.73</text:p>
          </table:table-cell>
          <table:table-cell table:style-name="Table2.C3" office:value-type="string">
            <text:p text:style-name="P23">31.12</text:p>
            <text:p text:style-name="P21">+ 3.39</text:p>
          </table:table-cell>
        </table:table-row>
        <table:table-row>
          <table:table-cell table:style-name="Table2.A9" office:value-type="string">
            <text:p text:style-name="P45">Minimum temperature</text:p>
          </table:table-cell>
          <table:table-cell table:style-name="Table2.B2" office:value-type="string">
            <text:p text:style-name="P23">21.05</text:p>
          </table:table-cell>
          <table:table-cell table:style-name="Table2.C4" office:value-type="string">
            <text:p text:style-name="P23">20.71</text:p>
            <text:p text:style-name="P21">- 0.33</text:p>
          </table:table-cell>
        </table:table-row>
        <table:table-row table:style-name="Table2.5">
          <table:table-cell table:style-name="Table2.A9" office:value-type="string">
            <text:p text:style-name="P45">Standard deviatio<text:span text:style-name="T5">n</text:span></text:p>
          </table:table-cell>
          <table:table-cell table:style-name="Table2.B2" office:value-type="string">
            <text:p text:style-name="P24"><text:s/>0.1333</text:p>
          </table:table-cell>
          <table:table-cell table:style-name="Table2.C5" office:value-type="string">
            <text:p text:style-name="P24">0.3519</text:p>
          </table:table-cell>
        </table:table-row>
        <table:table-row>
          <table:table-cell table:style-name="Table2.A9" office:value-type="string">
            <text:p text:style-name="P45">Mean </text:p>
            <text:p text:style-name="P45">humidity</text:p>
          </table:table-cell>
          <table:table-cell table:style-name="Table2.B2" office:value-type="string">
            <text:p text:style-name="P24">87.01</text:p>
          </table:table-cell>
          <table:table-cell table:style-name="Table2.C6" office:value-type="string">
            <text:p text:style-name="P24">86.25</text:p>
            <text:p text:style-name="P22">- 0.76</text:p>
          </table:table-cell>
        </table:table-row>
        <table:table-row>
          <table:table-cell table:style-name="Table2.A9" office:value-type="string">
            <text:p text:style-name="P45">Maximum humidity</text:p>
          </table:table-cell>
          <table:table-cell table:style-name="Table2.B2" office:value-type="string">
            <text:p text:style-name="P24">96.38</text:p>
          </table:table-cell>
          <table:table-cell table:style-name="Table2.C7" office:value-type="string">
            <text:p text:style-name="P24">98.75</text:p>
            <text:p text:style-name="P22">+ 2.38</text:p>
          </table:table-cell>
        </table:table-row>
        <table:table-row>
          <table:table-cell table:style-name="Table2.A9" office:value-type="string">
            <text:p text:style-name="P45">Minimum humidity</text:p>
          </table:table-cell>
          <table:table-cell table:style-name="Table2.B2" office:value-type="string">
            <text:p text:style-name="P24">71.14</text:p>
          </table:table-cell>
          <table:table-cell table:style-name="Table2.C8" office:value-type="string">
            <text:p text:style-name="P24">64.17</text:p>
            <text:p text:style-name="P22">- 6.97</text:p>
          </table:table-cell>
        </table:table-row>
        <table:table-row>
          <table:table-cell table:style-name="Table2.A9" office:value-type="string">
            <text:p text:style-name="P45">Standard <text:span text:style-name="T14">deviation</text:span></text:p>
          </table:table-cell>
          <table:table-cell table:style-name="Table2.B2" office:value-type="string">
            <text:p text:style-name="P24">1.6868</text:p>
          </table:table-cell>
          <table:table-cell table:style-name="Table2.C9" office:value-type="string">
            <text:p text:style-name="P24"><text:s/>1.7675</text:p>
          </table:table-cell>
        </table:table-row>
      </table:table>
      <text:p text:style-name="P6"/>
      <text:p text:style-name="P3">2 days of measurements (2 min intervals) of which data are interpolated using linear interpolation. 6 PVC constructions have been used without <text:span text:style-name="T7">aeration.</text:span> 2 sensors have been placed in a coffee-cup (with holes at the bottom) <text:span text:style-name="T7">in each PVC tube.</text:span></text:p>
      <text:p text:style-name="P10"/>
      <text:p text:style-name="P9"/>
      <text:p text:style-name="P11"><text:span text:style-name="T6">2. </text:span>Experiment with 5 different <text:span text:style-name="T7">(50mm) </text:span>tube designs (2 each with 2 sensors) compared to weather station data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44">Sunny Day</text:p>
          </table:table-cell>
          <table:table-cell table:style-name="Table1.B1" office:value-type="string">
            <text:p text:style-name="P34">Station</text:p>
            <text:p text:style-name="P38"/>
            <text:p text:style-name="P38">n = 10</text:p>
          </table:table-cell>
          <table:table-cell table:style-name="Table1.A1" office:value-type="string">
            <text:p text:style-name="P99">Regular tubes</text:p>
            <text:p text:style-name="P99"/>
            <text:p text:style-name="P38">n = 4</text:p>
          </table:table-cell>
          <table:table-cell table:style-name="Table1.A1" office:value-type="string">
            <text:p text:style-name="P103">Holes only</text:p>
            <text:p text:style-name="P97"/>
            <text:p text:style-name="P97">n = 4</text:p>
          </table:table-cell>
          <table:table-cell table:style-name="Table1.A1" office:value-type="string">
            <text:p text:style-name="P34">Reflective tape</text:p>
            <text:p text:style-name="P38"/>
            <text:p text:style-name="P38">n = 4</text:p>
          </table:table-cell>
          <table:table-cell table:style-name="Table1.A1" office:value-type="string">
            <text:p text:style-name="P34">Insulating foil no holes</text:p>
            <text:p text:style-name="P38">n = 4</text:p>
          </table:table-cell>
          <table:table-cell table:style-name="Table1.G1" office:value-type="string">
            <text:p text:style-name="P35"><text:s text:c="2"/>Insulating foil <text:s text:c="4"/></text:p>
            <text:p text:style-name="P35"><text:s text:c="3"/>with holes <text:s text:c="5"/></text:p>
            <text:p text:style-name="P34"><text:s/><text:span text:style-name="T1">n = 4</text:span></text:p>
          </table:table-cell>
        </table:table-row>
        <table:table-row>
          <table:table-cell table:style-name="Table1.A9" office:value-type="string">
            <text:p text:style-name="P115">Mean temperature</text:p>
          </table:table-cell>
          <table:table-cell table:style-name="Table1.B2" office:value-type="string">
            <text:p text:style-name="P29">23.96</text:p>
          </table:table-cell>
          <table:table-cell table:style-name="Table1.C2" office:value-type="string">
            <text:p text:style-name="P29">24.80</text:p>
            <text:p text:style-name="P41">+ 0.83</text:p>
          </table:table-cell>
          <table:table-cell table:style-name="Table1.D2" office:value-type="string">
            <text:p text:style-name="P109">24.51</text:p>
            <text:p text:style-name="P78">+ 0.54</text:p>
          </table:table-cell>
          <table:table-cell table:style-name="Table1.E2" office:value-type="string">
            <text:p text:style-name="P29">24.86</text:p>
            <text:p text:style-name="P41">+ 0.89</text:p>
          </table:table-cell>
          <table:table-cell table:style-name="Table1.F2" office:value-type="string">
            <text:p text:style-name="P29">24.73</text:p>
            <text:p text:style-name="P41">+ 0.76</text:p>
          </table:table-cell>
          <table:table-cell table:style-name="Table1.G2" office:value-type="string">
            <text:p text:style-name="P29">24.89</text:p>
            <text:p text:style-name="P41">+ 0.93</text:p>
          </table:table-cell>
        </table:table-row>
        <table:table-row table:style-name="Table1.3">
          <table:table-cell table:style-name="Table1.A9" office:value-type="string">
            <text:p text:style-name="P115">Maximum temperature</text:p>
          </table:table-cell>
          <table:table-cell table:style-name="Table1.B2" office:value-type="string">
            <text:p text:style-name="P29">28.83</text:p>
          </table:table-cell>
          <table:table-cell table:style-name="Table1.C2" office:value-type="string">
            <text:p text:style-name="P29">33.20</text:p>
            <text:p text:style-name="P81">+ 4.37</text:p>
          </table:table-cell>
          <table:table-cell table:style-name="Table1.D3" office:value-type="string">
            <text:p text:style-name="P109">32.33</text:p>
            <text:p text:style-name="P82">+ 3.50</text:p>
          </table:table-cell>
          <table:table-cell table:style-name="Table1.E3" office:value-type="string">
            <text:p text:style-name="P29">33.61</text:p>
            <text:p text:style-name="P41">+ 4.78</text:p>
          </table:table-cell>
          <table:table-cell table:style-name="Table1.D2" office:value-type="string">
            <text:p text:style-name="P29">31.54</text:p>
            <text:p text:style-name="P33">+ 2.71</text:p>
          </table:table-cell>
          <table:table-cell table:style-name="Table1.G3" office:value-type="string">
            <text:p text:style-name="P29">33.24</text:p>
            <text:p text:style-name="P41">+ 4.41</text:p>
          </table:table-cell>
        </table:table-row>
        <table:table-row>
          <table:table-cell table:style-name="Table1.A9" office:value-type="string">
            <text:p text:style-name="P115">Minimum temperature</text:p>
          </table:table-cell>
          <table:table-cell table:style-name="Table1.B2" office:value-type="string">
            <text:p text:style-name="P29">19.68</text:p>
          </table:table-cell>
          <table:table-cell table:style-name="Table1.C2" office:value-type="string">
            <text:p text:style-name="P29">19.14</text:p>
            <text:p text:style-name="P41">- 0.55</text:p>
          </table:table-cell>
          <table:table-cell table:style-name="Table1.D4" office:value-type="string">
            <text:p text:style-name="P109">19.23</text:p>
            <text:p text:style-name="P78">-0.46</text:p>
          </table:table-cell>
          <table:table-cell table:style-name="Table1.E4" office:value-type="string">
            <text:p text:style-name="P29">19.20</text:p>
            <text:p text:style-name="P41">- 0.48</text:p>
          </table:table-cell>
          <table:table-cell table:style-name="Table1.D2" office:value-type="string">
            <text:p text:style-name="P29">19.48</text:p>
            <text:p text:style-name="P41">- 0.20</text:p>
          </table:table-cell>
          <table:table-cell table:style-name="Table1.G4" office:value-type="string">
            <text:p text:style-name="P29">19.41</text:p>
            <text:p text:style-name="P41">- 0.27</text:p>
          </table:table-cell>
        </table:table-row>
        <table:table-row table:style-name="Table1.5">
          <table:table-cell table:style-name="Table1.A9" office:value-type="string">
            <text:p text:style-name="P115">Standard deviation</text:p>
          </table:table-cell>
          <table:table-cell table:style-name="Table1.B2" office:value-type="string">
            <text:p text:style-name="P16">0.0378</text:p>
          </table:table-cell>
          <table:table-cell table:style-name="Table1.C2" office:value-type="string">
            <text:p text:style-name="P16">0.266</text:p>
          </table:table-cell>
          <table:table-cell table:style-name="Table1.D2" office:value-type="string">
            <text:p text:style-name="P67">0.231</text:p>
          </table:table-cell>
          <table:table-cell table:style-name="Table1.E5" office:value-type="string">
            <text:p text:style-name="P16">0.393</text:p>
          </table:table-cell>
          <table:table-cell table:style-name="Table1.F5" office:value-type="string">
            <text:p text:style-name="P16">0.244</text:p>
          </table:table-cell>
          <table:table-cell table:style-name="Table1.G5" office:value-type="string">
            <text:p text:style-name="P16"><text:s/>0.259</text:p>
          </table:table-cell>
        </table:table-row>
        <table:table-row>
          <table:table-cell table:style-name="Table1.A9" office:value-type="string">
            <text:p text:style-name="P115">Mean </text:p>
            <text:p text:style-name="P115">humidity</text:p>
          </table:table-cell>
          <table:table-cell table:style-name="Table1.B2" office:value-type="string">
            <text:p text:style-name="P28">85.43</text:p>
            <text:p text:style-name="P28"/>
          </table:table-cell>
          <table:table-cell table:style-name="Table1.C2" office:value-type="string">
            <text:p text:style-name="P28">82.64</text:p>
            <text:p text:style-name="P42">- 2.79</text:p>
          </table:table-cell>
          <table:table-cell table:style-name="Table1.D2" office:value-type="string">
            <text:p text:style-name="P111">83.54</text:p>
            <text:p text:style-name="P86">- 1.89</text:p>
          </table:table-cell>
          <table:table-cell table:style-name="Table1.E6" office:value-type="string">
            <text:p text:style-name="P28">82.48</text:p>
            <text:p text:style-name="P42">- 2.94</text:p>
          </table:table-cell>
          <table:table-cell table:style-name="Table1.F6" office:value-type="string">
            <text:p text:style-name="P28">83.15</text:p>
            <text:p text:style-name="P42">- 2.27</text:p>
          </table:table-cell>
          <table:table-cell table:style-name="Table1.G6" office:value-type="string">
            <text:p text:style-name="P28">81.69</text:p>
            <text:p text:style-name="P42">- 3.74</text:p>
          </table:table-cell>
        </table:table-row>
        <table:table-row>
          <table:table-cell table:style-name="Table1.A9" office:value-type="string">
            <text:p text:style-name="P115">Maximum humidity</text:p>
          </table:table-cell>
          <table:table-cell table:style-name="Table1.B2" office:value-type="string">
            <text:p text:style-name="P31">97.34</text:p>
          </table:table-cell>
          <table:table-cell table:style-name="Table1.C2" office:value-type="string">
            <text:p text:style-name="P31">100.40</text:p>
            <text:p text:style-name="P42">+ 3.06</text:p>
          </table:table-cell>
          <table:table-cell table:style-name="Table1.D7" office:value-type="string">
            <text:p text:style-name="P113">100.73</text:p>
            <text:p text:style-name="P86">+ 3.39</text:p>
          </table:table-cell>
          <table:table-cell table:style-name="Table1.E7" office:value-type="string">
            <text:p text:style-name="P32">99.99<text:span text:style-name="T4"> </text:span></text:p>
            <text:p text:style-name="P42">+ 2.65</text:p>
          </table:table-cell>
          <table:table-cell table:style-name="Table1.F7" office:value-type="string">
            <text:p text:style-name="P31">102.29</text:p>
            <text:p text:style-name="P42">+ 4.95</text:p>
          </table:table-cell>
          <table:table-cell table:style-name="Table1.G7" office:value-type="string">
            <text:p text:style-name="P31">99.62</text:p>
            <text:p text:style-name="P42">+ 2.28</text:p>
          </table:table-cell>
        </table:table-row>
        <table:table-row>
          <table:table-cell table:style-name="Table1.A9" office:value-type="string">
            <text:p text:style-name="P115">Minimum humidity</text:p>
          </table:table-cell>
          <table:table-cell table:style-name="Table1.B2" office:value-type="string">
            <text:p text:style-name="P28">67.15</text:p>
          </table:table-cell>
          <table:table-cell table:style-name="Table1.C2" office:value-type="string">
            <text:p text:style-name="P28">50.46</text:p>
            <text:p text:style-name="P43">- 16.69</text:p>
          </table:table-cell>
          <table:table-cell table:style-name="Table1.D2" office:value-type="string">
            <text:p text:style-name="P111">53.50</text:p>
            <text:p text:style-name="P91">- 13.65</text:p>
          </table:table-cell>
          <table:table-cell table:style-name="Table1.E8" office:value-type="string">
            <text:p text:style-name="P28">46.80</text:p>
            <text:p text:style-name="P43">- 20.35</text:p>
          </table:table-cell>
          <table:table-cell table:style-name="Table1.F8" office:value-type="string">
            <text:p text:style-name="P28">52.98</text:p>
            <text:p text:style-name="P43">- 14.16</text:p>
          </table:table-cell>
          <table:table-cell table:style-name="Table1.G8" office:value-type="string">
            <text:p text:style-name="P28">50.58</text:p>
            <text:p text:style-name="P43">- 16.57</text:p>
          </table:table-cell>
        </table:table-row>
        <table:table-row>
          <table:table-cell table:style-name="Table1.A9" office:value-type="string">
            <text:p text:style-name="P115">Standard humidity</text:p>
          </table:table-cell>
          <table:table-cell table:style-name="Table1.B2" office:value-type="string">
            <text:p text:style-name="P15">1.2937</text:p>
          </table:table-cell>
          <table:table-cell table:style-name="Table1.D2" office:value-type="string">
            <text:p text:style-name="P15">1.0161</text:p>
          </table:table-cell>
          <table:table-cell table:style-name="Table1.C2" office:value-type="string">
            <text:p text:style-name="P69">1.0683</text:p>
          </table:table-cell>
          <table:table-cell table:style-name="Table1.E9" office:value-type="string">
            <text:p text:style-name="P15">1.6263</text:p>
          </table:table-cell>
          <table:table-cell table:style-name="Table1.F9" office:value-type="string">
            <text:p text:style-name="P15">2.6022</text:p>
          </table:table-cell>
          <table:table-cell table:style-name="Table1.G9" office:value-type="string">
            <text:p text:style-name="P15">1.1095</text:p>
          </table:table-cell>
        </table:table-row>
      </table:table>
      <text:p text:style-name="P4"/>
      <text:p text:style-name="P1"><text:s/>1 day of measurements with 30 sensors (10 in station, 20 divided over 10 PV<text:span text:style-name="T15">C</text:span> pipes), 1440 observations per sensor (1min).</text:p>
      <text:p text:style-name="P1">The PVC pipes in this experiment had a diameter of 50mm and the sensor was placed on a plastic mesh above the surface.</text:p>
      <text:p text:style-name="P72"><text:soft-page-break/><text:span text:style-name="T8">3. </text:span>Experiment with 5 different <text:span text:style-name="T7">(50mm) </text:span>tube designs (2 each with 2 sensors) compared to weather station data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F"/>
        <table:table-column table:style-name="Table3.G"/>
        <table:table-row>
          <table:table-cell table:style-name="Table3.A1" office:value-type="string">
            <text:p text:style-name="P44">Rainy day</text:p>
          </table:table-cell>
          <table:table-cell table:style-name="Table3.B1" office:value-type="string">
            <text:p text:style-name="P37">Station</text:p>
            <text:p text:style-name="P40"/>
            <text:p text:style-name="P40">n = 10</text:p>
          </table:table-cell>
          <table:table-cell table:style-name="Table3.A1" office:value-type="string">
            <text:p text:style-name="P106">Regular tubes</text:p>
            <text:p text:style-name="P97"/>
            <text:p text:style-name="P97">n = 4</text:p>
          </table:table-cell>
          <table:table-cell table:style-name="Table3.A1" office:value-type="string">
            <text:p text:style-name="P37">Holes only</text:p>
            <text:p text:style-name="P40"/>
            <text:p text:style-name="P40">n = 4</text:p>
          </table:table-cell>
          <table:table-cell table:style-name="Table3.A1" office:value-type="string">
            <text:p text:style-name="P37">Reflective tape</text:p>
            <text:p text:style-name="P40"/>
            <text:p text:style-name="P40">n = 4</text:p>
          </table:table-cell>
          <table:table-cell table:style-name="Table3.A1" office:value-type="string">
            <text:p text:style-name="P37">Insulating foil no holes</text:p>
            <text:p text:style-name="P40">n = 4</text:p>
          </table:table-cell>
          <table:table-cell table:style-name="Table3.G1" office:value-type="string">
            <text:p text:style-name="P37"><text:s text:c="2"/>Insulating foil <text:s text:c="4"/></text:p>
            <text:p text:style-name="P37"><text:s text:c="3"/>with holes <text:s text:c="5"/></text:p>
            <text:p text:style-name="P37"><text:s/><text:span text:style-name="T1">n = 4</text:span></text:p>
          </table:table-cell>
        </table:table-row>
        <table:table-row>
          <table:table-cell table:style-name="Table3.A9" office:value-type="string">
            <text:p text:style-name="P46">Mean temperature</text:p>
          </table:table-cell>
          <table:table-cell table:style-name="Table3.B2" office:value-type="string">
            <text:p text:style-name="P25">21.92</text:p>
          </table:table-cell>
          <table:table-cell table:style-name="Table3.C2" office:value-type="string">
            <text:p text:style-name="P55">21.78</text:p>
            <text:p text:style-name="P57">- 0.14</text:p>
          </table:table-cell>
          <table:table-cell table:style-name="Table3.C2" office:value-type="string">
            <text:p text:style-name="P25">21.64</text:p>
            <text:p text:style-name="P56">- 0.27</text:p>
          </table:table-cell>
          <table:table-cell table:style-name="Table3.A9" office:value-type="string">
            <text:p text:style-name="P25">21.77</text:p>
            <text:p text:style-name="P19">- 0.15</text:p>
          </table:table-cell>
          <table:table-cell table:style-name="Table3.F2" office:value-type="string">
            <text:p text:style-name="P25">21.92</text:p>
            <text:p text:style-name="P18">- <text:span text:style-name="T10">0.00</text:span></text:p>
          </table:table-cell>
          <table:table-cell table:style-name="Table3.G2" office:value-type="string">
            <text:p text:style-name="P26">21.76</text:p>
            <text:p text:style-name="P20">- 0.15</text:p>
          </table:table-cell>
        </table:table-row>
        <table:table-row>
          <table:table-cell table:style-name="Table3.A9" office:value-type="string">
            <text:p text:style-name="P46">Maximum temperature</text:p>
          </table:table-cell>
          <table:table-cell table:style-name="Table3.B2" office:value-type="string">
            <text:p text:style-name="P25">25.96</text:p>
          </table:table-cell>
          <table:table-cell table:style-name="Table3.C2" office:value-type="string">
            <text:p text:style-name="P55">30.00</text:p>
            <text:p text:style-name="P57">+ 4.03</text:p>
          </table:table-cell>
          <table:table-cell table:style-name="Table3.C2" office:value-type="string">
            <text:p text:style-name="P25">28.89</text:p>
            <text:p text:style-name="P56">+ 2.93</text:p>
          </table:table-cell>
          <table:table-cell table:style-name="Table3.A9" office:value-type="string">
            <text:p text:style-name="P25">28.79</text:p>
            <text:p text:style-name="P27">+ <text:span text:style-name="T2">2.83</text:span></text:p>
          </table:table-cell>
          <table:table-cell table:style-name="Table3.F3" office:value-type="string">
            <text:p text:style-name="P25">29.20</text:p>
            <text:p text:style-name="P19">+ 3.24</text:p>
          </table:table-cell>
          <table:table-cell table:style-name="Table3.G3" office:value-type="string">
            <text:p text:style-name="P26">27.62</text:p>
            <text:p text:style-name="P20">+ 1.66</text:p>
          </table:table-cell>
        </table:table-row>
        <table:table-row>
          <table:table-cell table:style-name="Table3.A9" office:value-type="string">
            <text:p text:style-name="P46">Minimum temperature</text:p>
          </table:table-cell>
          <table:table-cell table:style-name="Table3.B2" office:value-type="string">
            <text:p text:style-name="P25">20.56</text:p>
          </table:table-cell>
          <table:table-cell table:style-name="Table3.C2" office:value-type="string">
            <text:p text:style-name="P55">20.31</text:p>
            <text:p text:style-name="P57">- 0.25</text:p>
          </table:table-cell>
          <table:table-cell table:style-name="Table3.C2" office:value-type="string">
            <text:p text:style-name="P25"><text:s/>20.33</text:p>
            <text:p text:style-name="P56">- <text:span text:style-name="T11">0.23</text:span></text:p>
          </table:table-cell>
          <table:table-cell table:style-name="Table3.A9" office:value-type="string">
            <text:p text:style-name="P25">20.33</text:p>
            <text:p text:style-name="P19">- 5.63</text:p>
          </table:table-cell>
          <table:table-cell table:style-name="Table3.F2" office:value-type="string">
            <text:p text:style-name="P25">20.33</text:p>
            <text:p text:style-name="P19">- 0.23</text:p>
          </table:table-cell>
          <table:table-cell table:style-name="Table3.G4" office:value-type="string">
            <text:p text:style-name="P26">20.23</text:p>
            <text:p text:style-name="P20">- 0.33</text:p>
          </table:table-cell>
        </table:table-row>
        <table:table-row table:style-name="Table3.5">
          <table:table-cell table:style-name="Table3.A9" office:value-type="string">
            <text:p text:style-name="P46">Standard deviation</text:p>
          </table:table-cell>
          <table:table-cell table:style-name="Table3.B2" office:value-type="string">
            <text:p text:style-name="P17">0.0487</text:p>
          </table:table-cell>
          <table:table-cell table:style-name="Table3.C2" office:value-type="string">
            <text:p text:style-name="P61">0.1062</text:p>
          </table:table-cell>
          <table:table-cell table:style-name="Table3.C2" office:value-type="string">
            <text:p text:style-name="P17">0.2403</text:p>
            <text:p text:style-name="P49"/>
          </table:table-cell>
          <table:table-cell table:style-name="Table3.A9" office:value-type="string">
            <text:p text:style-name="P17">0.1920</text:p>
          </table:table-cell>
          <table:table-cell table:style-name="Table3.F2" office:value-type="string">
            <text:p text:style-name="P17">0.0706</text:p>
          </table:table-cell>
          <table:table-cell table:style-name="Table3.G5" office:value-type="string">
            <text:p text:style-name="P17">0.1269</text:p>
          </table:table-cell>
        </table:table-row>
        <table:table-row>
          <table:table-cell table:style-name="Table3.A9" office:value-type="string">
            <text:p text:style-name="P46">Mean </text:p>
            <text:p text:style-name="P46">humidity</text:p>
          </table:table-cell>
          <table:table-cell table:style-name="Table3.B2" office:value-type="string">
            <text:p text:style-name="P25">92.17</text:p>
          </table:table-cell>
          <table:table-cell table:style-name="Table3.C2" office:value-type="string">
            <text:p text:style-name="P55">95.56</text:p>
            <text:p text:style-name="P57">+ 3.39</text:p>
          </table:table-cell>
          <table:table-cell table:style-name="Table3.C2" office:value-type="string">
            <text:p text:style-name="P25">98.62</text:p>
            <text:p text:style-name="P56">+ 6.44</text:p>
          </table:table-cell>
          <table:table-cell table:style-name="Table3.A9" office:value-type="string">
            <text:p text:style-name="P25">96.09</text:p>
            <text:p text:style-name="P19">+ 3.92</text:p>
          </table:table-cell>
          <table:table-cell table:style-name="Table3.F2" office:value-type="string">
            <text:p text:style-name="P25">93.89</text:p>
            <text:p text:style-name="P19">+ 1.71</text:p>
          </table:table-cell>
          <table:table-cell table:style-name="Table3.G6" office:value-type="string">
            <text:p text:style-name="P26">95.94</text:p>
            <text:p text:style-name="P20">+ 3.77</text:p>
          </table:table-cell>
        </table:table-row>
        <table:table-row>
          <table:table-cell table:style-name="Table3.A9" office:value-type="string">
            <text:p text:style-name="P46">Maximum humidity</text:p>
          </table:table-cell>
          <table:table-cell table:style-name="Table3.B2" office:value-type="string">
            <text:p text:style-name="P25">97.10</text:p>
          </table:table-cell>
          <table:table-cell table:style-name="Table3.C2" office:value-type="string">
            <text:p text:style-name="P55">100.97</text:p>
            <text:p text:style-name="P57">+ 3.87</text:p>
          </table:table-cell>
          <table:table-cell table:style-name="Table3.C2" office:value-type="string">
            <text:p text:style-name="P25">103.87</text:p>
            <text:p text:style-name="P56">+ 6.77</text:p>
          </table:table-cell>
          <table:table-cell table:style-name="Table3.A9" office:value-type="string">
            <text:p text:style-name="P25">100.90</text:p>
            <text:p text:style-name="P19">+ 3.80</text:p>
          </table:table-cell>
          <table:table-cell table:style-name="Table3.F2" office:value-type="string">
            <text:p text:style-name="P25">99.43</text:p>
            <text:p text:style-name="P19">+ 2.32</text:p>
          </table:table-cell>
          <table:table-cell table:style-name="Table3.G7" office:value-type="string">
            <text:p text:style-name="P26">104.00</text:p>
            <text:p text:style-name="P20">+ 6.90</text:p>
          </table:table-cell>
        </table:table-row>
        <table:table-row>
          <table:table-cell table:style-name="Table3.A9" office:value-type="string">
            <text:p text:style-name="P46">Minimum humidity</text:p>
          </table:table-cell>
          <table:table-cell table:style-name="Table3.B2" office:value-type="string">
            <text:p text:style-name="P25">78.88</text:p>
          </table:table-cell>
          <table:table-cell table:style-name="Table3.C2" office:value-type="string">
            <text:p text:style-name="P55">65.62</text:p>
            <text:p text:style-name="P57"><text:s/>- 13.26</text:p>
          </table:table-cell>
          <table:table-cell table:style-name="Table3.C2" office:value-type="string">
            <text:p text:style-name="P25">68.80</text:p>
            <text:p text:style-name="P56">- 10.07</text:p>
          </table:table-cell>
          <table:table-cell table:style-name="Table3.F2" office:value-type="string">
            <text:p text:style-name="P25">81.06</text:p>
            <text:p text:style-name="P19">+ 2.18</text:p>
          </table:table-cell>
          <table:table-cell table:style-name="Table3.F8" office:value-type="string">
            <text:p text:style-name="P25">66.50</text:p>
            <text:p text:style-name="P19"><text:s/>- 12.37</text:p>
          </table:table-cell>
          <table:table-cell table:style-name="Table3.G8" office:value-type="string">
            <text:p text:style-name="P26">70.13</text:p>
            <text:p text:style-name="P20">- 8.74</text:p>
          </table:table-cell>
        </table:table-row>
        <table:table-row table:style-name="Table3.9">
          <table:table-cell table:style-name="Table3.A9" office:value-type="string">
            <text:p text:style-name="P46">Standard humidity</text:p>
          </table:table-cell>
          <table:table-cell table:style-name="Table3.B2" office:value-type="string">
            <text:p text:style-name="P17">0.7788</text:p>
          </table:table-cell>
          <table:table-cell table:style-name="Table3.F2" office:value-type="string">
            <text:p text:style-name="P61">0.9851</text:p>
          </table:table-cell>
          <table:table-cell table:style-name="Table3.C2" office:value-type="string">
            <text:p text:style-name="P17">3.1028</text:p>
          </table:table-cell>
          <table:table-cell table:style-name="Table3.E9" office:value-type="string">
            <text:p text:style-name="P17">1.3478</text:p>
          </table:table-cell>
          <table:table-cell table:style-name="Table3.E9" office:value-type="string">
            <text:p text:style-name="P17">1.7420</text:p>
          </table:table-cell>
          <table:table-cell table:style-name="Table3.G9" office:value-type="string">
            <text:p text:style-name="P17">2.4877</text:p>
          </table:table-cell>
        </table:table-row>
      </table:table>
      <text:p text:style-name="P5"/>
      <text:p text:style-name="P2"><text:s/>1 day of measurements with 30 sensors (10 in station, 20 divided over 10 PV<text:span text:style-name="T15">C</text:span> pipes), 1440 observations per sensor (1min).</text:p>
      <text:p text:style-name="P2">The PVC pipes in this experiment had a diameter of 50mm and the sensor was placed <text:span text:style-name="T9">within the horizontal part of the tube.</text:span></text:p>
      <text:p text:style-name="P47"/>
      <text:p text:style-name="P48"/>
      <text:p text:style-name="P74"/>
      <text:p text:style-name="P71"><text:span text:style-name="T8">3. </text:span>Experiment with 5 different <text:span text:style-name="T7">(50mm) </text:span>tube designs (2 each with 2 sensors) compared to weather station data</text:p>
      <text:p text:style-name="P7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75">Rainy day</text:p>
          </table:table-cell>
          <table:table-cell table:style-name="Table4.B1" office:value-type="string">
            <text:p text:style-name="P101">Station</text:p>
            <text:p text:style-name="P95"/>
            <text:p text:style-name="P95">n = <text:span text:style-name="T12">6</text:span></text:p>
          </table:table-cell>
          <table:table-cell table:style-name="Table4.A1" office:value-type="string">
            <text:p text:style-name="P104">Regular tubes</text:p>
            <text:p text:style-name="P95"/>
            <text:p text:style-name="P95">n = <text:span text:style-name="T12">3</text:span></text:p>
          </table:table-cell>
          <table:table-cell table:style-name="Table4.A1" office:value-type="string">
            <text:p text:style-name="P107">Holes only</text:p>
            <text:p text:style-name="P107"/>
            <text:p text:style-name="P95">n = <text:span text:style-name="T12">3</text:span></text:p>
          </table:table-cell>
          <table:table-cell table:style-name="Table4.A1" office:value-type="string">
            <text:p text:style-name="P101">Insulating foil no holes</text:p>
            <text:p text:style-name="P95">n = 4</text:p>
          </table:table-cell>
          <table:table-cell table:style-name="Table4.F1" office:value-type="string">
            <text:p text:style-name="P70">Insulating foil with holes <text:s text:c="5"/></text:p>
            <text:p text:style-name="P98"><text:s/><text:span text:style-name="T13">n = 4</text:span></text:p>
          </table:table-cell>
        </table:table-row>
        <table:table-row>
          <table:table-cell table:style-name="Table4.A9" office:value-type="string">
            <text:p text:style-name="P114">Mean temperature</text:p>
          </table:table-cell>
          <table:table-cell table:style-name="Table4.B2" office:value-type="string">
            <text:p text:style-name="P54">21.40</text:p>
          </table:table-cell>
          <table:table-cell table:style-name="Table4.C2" office:value-type="string">
            <text:p text:style-name="P54">21.29</text:p>
            <text:p text:style-name="P63">- 0.12</text:p>
          </table:table-cell>
          <table:table-cell table:style-name="Table4.D2" office:value-type="string">
            <text:p text:style-name="P54">21.24</text:p>
            <text:p text:style-name="P64">- 0.16</text:p>
          </table:table-cell>
          <table:table-cell table:style-name="Table4.E2" office:value-type="string">
            <text:p text:style-name="P54">21.31</text:p>
            <text:p text:style-name="P64">- 0.09</text:p>
          </table:table-cell>
          <table:table-cell table:style-name="Table4.F2" office:value-type="string">
            <text:p text:style-name="P54">21.30</text:p>
            <text:p text:style-name="P64">- 0.10</text:p>
          </table:table-cell>
        </table:table-row>
        <table:table-row>
          <table:table-cell table:style-name="Table4.A9" office:value-type="string">
            <text:p text:style-name="P114">Maximum temperature</text:p>
          </table:table-cell>
          <table:table-cell table:style-name="Table4.B2" office:value-type="string">
            <text:p text:style-name="P54">22.53</text:p>
          </table:table-cell>
          <table:table-cell table:style-name="Table4.C3" office:value-type="string">
            <text:p text:style-name="P54">22.70</text:p>
            <text:p text:style-name="P63">+ 0.13</text:p>
          </table:table-cell>
          <table:table-cell table:style-name="Table4.E2" office:value-type="string">
            <text:p text:style-name="P54">22.5<text:span text:style-name="T12">9</text:span></text:p>
            <text:p text:style-name="P64">+ 0.06</text:p>
          </table:table-cell>
          <table:table-cell table:style-name="Table4.D2" office:value-type="string">
            <text:p text:style-name="P54">22.89</text:p>
            <text:p text:style-name="P64">+ 0.37</text:p>
          </table:table-cell>
          <table:table-cell table:style-name="Table4.F2" office:value-type="string">
            <text:p text:style-name="P54">22.62</text:p>
            <text:p text:style-name="P64">+ 0.10</text:p>
          </table:table-cell>
        </table:table-row>
        <table:table-row table:style-name="Table4.4">
          <table:table-cell table:style-name="Table4.A9" office:value-type="string">
            <text:p text:style-name="P114">Minimum temperature</text:p>
          </table:table-cell>
          <table:table-cell table:style-name="Table4.B2" office:value-type="string">
            <text:p text:style-name="P54">20.68</text:p>
          </table:table-cell>
          <table:table-cell table:style-name="Table4.C4" office:value-type="string">
            <text:p text:style-name="P54">20.55</text:p>
            <text:p text:style-name="P63">- 0.14</text:p>
          </table:table-cell>
          <table:table-cell table:style-name="Table4.D2" office:value-type="string">
            <text:p text:style-name="P54">20.5<text:span text:style-name="T12">2</text:span></text:p>
            <text:p text:style-name="P64">- 0.16</text:p>
          </table:table-cell>
          <table:table-cell table:style-name="Table4.D2" office:value-type="string">
            <text:p text:style-name="P54">20.55</text:p>
            <text:p text:style-name="P64">- 0.14</text:p>
          </table:table-cell>
          <table:table-cell table:style-name="Table4.F4" office:value-type="string">
            <text:p text:style-name="P54">20.56</text:p>
            <text:p text:style-name="P64">- 0.13</text:p>
          </table:table-cell>
        </table:table-row>
        <table:table-row table:style-name="Table4.5">
          <table:table-cell table:style-name="Table4.A9" office:value-type="string">
            <text:p text:style-name="P114">Standard deviation</text:p>
          </table:table-cell>
          <table:table-cell table:style-name="Table4.B2" office:value-type="string">
            <text:p text:style-name="P62">0.0443</text:p>
          </table:table-cell>
          <table:table-cell table:style-name="Table4.C5" office:value-type="string">
            <text:p text:style-name="P62">0.0500</text:p>
          </table:table-cell>
          <table:table-cell table:style-name="Table4.E2" office:value-type="string">
            <text:p text:style-name="P62">0.0250</text:p>
          </table:table-cell>
          <table:table-cell table:style-name="Table4.D2" office:value-type="string">
            <text:p text:style-name="P62">0.0866</text:p>
          </table:table-cell>
          <table:table-cell table:style-name="Table4.F2" office:value-type="string">
            <text:p text:style-name="P62">0.0380</text:p>
          </table:table-cell>
        </table:table-row>
        <table:table-row>
          <table:table-cell table:style-name="Table4.A9" office:value-type="string">
            <text:p text:style-name="P114">Mean </text:p>
            <text:p text:style-name="P114">humidity</text:p>
          </table:table-cell>
          <table:table-cell table:style-name="Table4.B2" office:value-type="string">
            <text:p text:style-name="P54">96.65</text:p>
          </table:table-cell>
          <table:table-cell table:style-name="Table4.E2" office:value-type="string">
            <text:p text:style-name="P54">99.73</text:p>
            <text:p text:style-name="P64">+ 3.08</text:p>
          </table:table-cell>
          <table:table-cell table:style-name="Table4.D2" office:value-type="string">
            <text:p text:style-name="P54">99.8<text:span text:style-name="T12">3</text:span></text:p>
            <text:p text:style-name="P64">+ 3.18</text:p>
          </table:table-cell>
          <table:table-cell table:style-name="Table4.D2" office:value-type="string">
            <text:p text:style-name="P54">101.48</text:p>
            <text:p text:style-name="P64"><text:span text:style-name="T15">+</text:span> 4.83</text:p>
          </table:table-cell>
          <table:table-cell table:style-name="Table4.F2" office:value-type="string">
            <text:p text:style-name="P54">99.92</text:p>
            <text:p text:style-name="P64">+ 3.27</text:p>
          </table:table-cell>
        </table:table-row>
        <table:table-row>
          <table:table-cell table:style-name="Table4.A9" office:value-type="string">
            <text:p text:style-name="P114">Maximum humidity</text:p>
          </table:table-cell>
          <table:table-cell table:style-name="Table4.B2" office:value-type="string">
            <text:p text:style-name="P54">99.93</text:p>
          </table:table-cell>
          <table:table-cell table:style-name="Table4.E2" office:value-type="string">
            <text:p text:style-name="P54">102.16</text:p>
            <text:p text:style-name="P64">+ 2.23</text:p>
          </table:table-cell>
          <table:table-cell table:style-name="Table4.D2" office:value-type="string">
            <text:p text:style-name="P54">103.04</text:p>
            <text:p text:style-name="P64">+ 3.11</text:p>
          </table:table-cell>
          <table:table-cell table:style-name="Table4.D2" office:value-type="string">
            <text:p text:style-name="P54">105.82</text:p>
            <text:p text:style-name="P64">+ 5.89</text:p>
          </table:table-cell>
          <table:table-cell table:style-name="Table4.F2" office:value-type="string">
            <text:p text:style-name="P54">102.60</text:p>
            <text:p text:style-name="P64">+ 2.67</text:p>
          </table:table-cell>
        </table:table-row>
        <table:table-row>
          <table:table-cell table:style-name="Table4.A9" office:value-type="string">
            <text:p text:style-name="P114">Minimum humidity</text:p>
          </table:table-cell>
          <table:table-cell table:style-name="Table4.B2" office:value-type="string">
            <text:p text:style-name="P54">92.78</text:p>
          </table:table-cell>
          <table:table-cell table:style-name="Table4.C8" office:value-type="string">
            <text:p text:style-name="P54">96.52</text:p>
            <text:p text:style-name="P64">+ 3.74</text:p>
          </table:table-cell>
          <table:table-cell table:style-name="Table4.D2" office:value-type="string">
            <text:p text:style-name="P54">96.3<text:span text:style-name="T12">1</text:span></text:p>
            <text:p text:style-name="P65">+ 3.53</text:p>
          </table:table-cell>
          <table:table-cell table:style-name="Table4.D2" office:value-type="string">
            <text:p text:style-name="P54">96.27</text:p>
            <text:p text:style-name="P65">+ 3.49</text:p>
          </table:table-cell>
          <table:table-cell table:style-name="Table4.F4" office:value-type="string">
            <text:p text:style-name="P54">95.90</text:p>
            <text:p text:style-name="P65">+ 3.12</text:p>
          </table:table-cell>
        </table:table-row>
        <table:table-row table:style-name="Table4.9">
          <table:table-cell table:style-name="Table4.A9" office:value-type="string">
            <text:p text:style-name="P114">Standard humidity</text:p>
          </table:table-cell>
          <table:table-cell table:style-name="Table4.B2" office:value-type="string">
            <text:p text:style-name="P62">0.7060</text:p>
          </table:table-cell>
          <table:table-cell table:style-name="Table4.E2" office:value-type="string">
            <text:p text:style-name="P62">0.5204</text:p>
          </table:table-cell>
          <table:table-cell table:style-name="Table4.D2" office:value-type="string">
            <text:p text:style-name="P62">0.5551</text:p>
          </table:table-cell>
          <table:table-cell table:style-name="Table4.E9" office:value-type="string">
            <text:p text:style-name="P62">1.6407</text:p>
          </table:table-cell>
          <table:table-cell table:style-name="Table4.F9" office:value-type="string">
            <text:p text:style-name="P62">0.5249</text:p>
          </table:table-cell>
        </table:table-row>
      </table:table>
      <text:p text:style-name="P73"/>
      <text:p text:style-name="P52"><text:s/>1 day of measurements with <text:span text:style-name="T15">18</text:span> sensors (<text:span text:style-name="T15">6</text:span> in station, <text:span text:style-name="T15">12</text:span> divided over <text:span text:style-name="T15">12</text:span> PV<text:span text:style-name="T15">C</text:span> pipes), 1440 observations per sensor (1min).</text:p>
      <text:p text:style-name="P52">The PVC pipes in this experiment had a diameter of <text:span text:style-name="T15">25</text:span>mm and the sensor was placed <text:span text:style-name="T9">within the horizontal part of the tube.</text:span></text:p>
      <text:p text:style-name="P51">The day has been relatively cold and rainy with a small temperature range throughout the day (no sunshine at any tim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09:59:19.773973457</meta:creation-date>
    <dc:date>2014-07-10T16:44:40.596796014</dc:date>
    <meta:editing-duration>PT1H50M55S</meta:editing-duration>
    <meta:editing-cycles>6</meta:editing-cycles>
    <meta:generator>LibreOffice/4.2.3.3$Linux_X86_64 LibreOffice_project/420m0$Build-3</meta:generator>
    <meta:document-statistic meta:table-count="4" meta:image-count="0" meta:object-count="0" meta:page-count="2" meta:paragraph-count="335" meta:word-count="775" meta:character-count="3901" meta:non-whitespace-character-count="3406"/>
  </office:meta>
</office:document-meta>
</file>